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hours</text:p>
          </table:table-cell>
          <table:table-cell office:value-type="string">
            <text:p>who</text:p>
          </table:table-cell>
          <table:table-cell office:value-type="string">
            <text:p>part</text:p>
          </table:table-cell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erald</text:p>
          </table:table-cell>
          <table:table-cell office:value-type="string">
            <text:p>middleware</text:p>
          </table:table-cell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erald</text:p>
          </table:table-cell>
          <table:table-cell office:value-type="string">
            <text:p>documentation</text:p>
          </table:table-cell>
        </table:table-row>
        <table:table-row table:style-name="ro2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erald</text:p>
          </table:table-cell>
          <table:table-cell office:value-type="string">
            <text:p>documentation</text:p>
          </table:table-cell>
        </table:table-row>
        <table:table-row table:style-name="ro1" table:number-rows-repeated="65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4">14.03.2008</text:date>, <text:time>00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3-14T00:00:01</dc:date>
    <meta:editing-cycles>3</meta:editing-cycles>
    <meta:editing-duration>PT8M19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